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2" style:family="paragraph" style:parent-style-name="Standard">
      <style:paragraph-properties fo:text-align="end" style:justify-single-word="false"/>
      <style:text-properties fo:font-size="16pt" fo:font-weight="normal" style:font-size-asian="16pt" style:font-weight-asian="normal" style:font-size-complex="16pt" style:font-weight-complex="normal"/>
    </style:style>
    <style:style style:name="P3"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kus House</text:p>
      <text:p text:style-name="P1">Runescape Data Site</text:p>
      <text:list xml:id="list5746368109336837911" text:style-name="L1">
        <text:list-header>
          <text:p text:style-name="P3"/>
        </text:list-header>
        <text:list-item>
          <text:p text:style-name="P3">Introduction</text:p>
          <text:p text:style-name="P3"/>
          <text:list>
            <text:list-item>
              <text:p text:style-name="P3">Hello everyone, my name is Lukus House and today I'll be demonstrating my website and sharing the code I used to create it.</text:p>
              <text:list>
                <text:list-item>
                  <text:p text:style-name="P3">Firstly, I'd like to thank you for the opportunity to work in software development.</text:p>
                  <text:list>
                    <text:list-item>
                      <text:p text:style-name="P3"><text:s/>I've been taking courses at MACC for computer programming but after hearing the admission cost had been removed from the boot camp I jumped on the opportunity to accelerate my learning and get into the work force. </text:p>
                    </text:list-item>
                    <text:list-item>
                      <text:p text:style-name="P3"><text:s/>For years computers have been a passion of mine. I enjoy troubleshooting and repairing them and am fascinated by the idea of creating programs for them. </text:p>
                      <text:list>
                        <text:list-item>
                          <text:p text:style-name="P3">My interests in computers really got started when I was about eleven years old and found an online game called Runescape.</text:p>
                        </text:list-item>
                        <text:list-item>
                          <text:p text:style-name="P3">It was playing Runescape that got me started in computers and it is actually the focus of my website.</text:p>
                        </text:list-item>
                      </text:list>
                    </text:list-item>
                    <text:list-item>
                      <text:p text:style-name="P3"><text:s/>My program here primarily focuses on the slayer skill from the game.</text:p>
                      <text:list>
                        <text:list-item>
                          <text:p text:style-name="P3">This site would be used by players to gather information about their assigned task to plan their approach or to just see what else they have to look forward to at higher levels. </text:p>
                        </text:list-item>
                      </text:list>
                    </text:list-item>
                  </text:list>
                </text:list-item>
              </text:list>
            </text:list-item>
          </text:list>
        </text:list-item>
        <text:list-item>
          <text:p text:style-name="P3">Body - Demonstration</text:p>
          <text:p text:style-name="P3"/>
          <text:list>
            <text:list-item>
              <text:p text:style-name="P3">Starting off as a Guest all you'll be able to do is view the home page here, and also the contact page.</text:p>
              <text:list>
                <text:list-item>
                  <text:p text:style-name="P3"><text:s/>Home Page</text:p>
                  <text:list>
                    <text:list-item>
                      <text:p text:style-name="P3">Home page has links to login, register</text:p>
                      <text:list>
                        <text:list-item>
                          <text:p text:style-name="P3">external links to Runescape, Runescape Wiki, and my Runescape clan website. </text:p>
                        </text:list-item>
                      </text:list>
                    </text:list-item>
                    <text:list-item>
                      <text:p text:style-name="P3"><text:s/>Contact Page</text:p>
                      <text:list>
                        <text:list-item>
                          <text:p text:style-name="P3">contact info for CasualOasis or site Administrator</text:p>
                        </text:list-item>
                      </text:list>
                    </text:list-item>
                  </text:list>
                </text:list-item>
              </text:list>
            </text:list-item>
            <text:list-item>
              <text:p text:style-name="P3"><text:soft-page-break/>After registering as a User you will now have access to view the Slayer Tables.</text:p>
              <text:list>
                <text:list-item>
                  <text:p text:style-name="P3">Areas</text:p>
                </text:list-item>
                <text:list-item>
                  <text:p text:style-name="P3">Beasts</text:p>
                </text:list-item>
                <text:list-item>
                  <text:p text:style-name="P3">Locations</text:p>
                </text:list-item>
              </text:list>
            </text:list-item>
            <text:list-item>
              <text:p text:style-name="P3">As a power User you gain access to Create/Update/Delete Data from the tables.</text:p>
              <text:list>
                <text:list-item>
                  <text:p text:style-name="P3">Master Table</text:p>
                  <text:list>
                    <text:list-item>
                      <text:p text:style-name="P3">Create Master</text:p>
                      <text:list>
                        <text:list-item>
                          <text:p text:style-name="P3">Dragon Master</text:p>
                        </text:list-item>
                        <text:list-item>
                          <text:p text:style-name="P3">120</text:p>
                        </text:list-item>
                        <text:list-item>
                          <text:p text:style-name="P3">138</text:p>
                        </text:list-item>
                        <text:list-item>
                          <text:p text:style-name="P3">None</text:p>
                        </text:list-item>
                        <text:list-item>
                          <text:p text:style-name="P3">Varrock</text:p>
                        </text:list-item>
                      </text:list>
                    </text:list-item>
                    <text:list-item>
                      <text:p text:style-name="P3">Update Master</text:p>
                      <text:list>
                        <text:list-item>
                          <text:p text:style-name="P3">Location to Falador</text:p>
                        </text:list-item>
                      </text:list>
                    </text:list-item>
                    <text:list-item>
                      <text:p text:style-name="P3">Delete Death Slayer Master</text:p>
                      <text:list>
                        <text:list-item>
                          <text:p text:style-name="P3">confirm</text:p>
                        </text:list-item>
                      </text:list>
                    </text:list-item>
                  </text:list>
                </text:list-item>
                <text:list-item>
                  <text:p text:style-name="P3">Area Table</text:p>
                  <text:list>
                    <text:list-item>
                      <text:p text:style-name="P3">Create Area</text:p>
                      <text:list>
                        <text:list-item>
                          <text:p text:style-name="P3">Dragon Island</text:p>
                        </text:list-item>
                      </text:list>
                    </text:list-item>
                    <text:list-item>
                      <text:p text:style-name="P3">Update Area</text:p>
                      <text:list>
                        <text:list-item>
                          <text:p text:style-name="P3">Purple Dragon Island</text:p>
                        </text:list-item>
                      </text:list>
                    </text:list-item>
                  </text:list>
                </text:list-item>
                <text:list-item>
                  <text:p text:style-name="P3">Beast Table</text:p>
                  <text:list>
                    <text:list-item>
                      <text:p text:style-name="P3">Create new Beast:</text:p>
                      <text:list>
                        <text:list-item>
                          <text:p text:style-name="P3">Purple Dragon</text:p>
                        </text:list-item>
                        <text:list-item>
                          <text:p text:style-name="P3"><text:s/>120</text:p>
                        </text:list-item>
                        <text:list-item>
                          <text:p text:style-name="P3"><text:s/>141</text:p>
                        </text:list-item>
                        <text:list-item>
                          <text:p text:style-name="P3"><text:s/>20480</text:p>
                        </text:list-item>
                        <text:list-item>
                          <text:p text:style-name="P3"><text:s/>Dragon Bane Bolts</text:p>
                        </text:list-item>
                        <text:list-item>
                          <text:p text:style-name="P3"><text:s/>Yes</text:p>
                        </text:list-item>
                        <text:list-item>
                          <text:p text:style-name="P3"><text:s/>Purple Dragon Island</text:p>
                        </text:list-item>
                        <text:list-item>
                          <text:p text:style-name="P3"><text:s/>None</text:p>
                        </text:list-item>
                        <text:list-item>
                          <text:p text:style-name="P3"><text:s/>4000</text:p>
                        </text:list-item>
                        <text:list-item>
                          <text:p text:style-name="P3">Sumona</text:p>
                        </text:list-item>
                      </text:list>
                    </text:list-item>
                    <text:list-item>
                      <text:p text:style-name="P3"><text:soft-page-break/>Update Beast</text:p>
                      <text:list>
                        <text:list-item>
                          <text:p text:style-name="P3">Set Master to morvran</text:p>
                        </text:list-item>
                      </text:list>
                    </text:list-item>
                    <text:list-item>
                      <text:p text:style-name="P3">Delete Ripper Demon</text:p>
                    </text:list-item>
                  </text:list>
                </text:list-item>
                <text:list-item>
                  <text:p text:style-name="P3">Back to Area Table</text:p>
                  <text:list>
                    <text:list-item>
                      <text:p text:style-name="P3">explain calculation and why its meaningful</text:p>
                    </text:list-item>
                    <text:list-item>
                      <text:p text:style-name="P3">Cascade Delete Purple Dragon Island</text:p>
                    </text:list-item>
                  </text:list>
                </text:list-item>
              </text:list>
            </text:list-item>
            <text:list-item>
              <text:p text:style-name="P3">As an admin you can now modify the Users table</text:p>
              <text:list>
                <text:list-item>
                  <text:p text:style-name="P3">Users Table</text:p>
                  <text:list>
                    <text:list-item>
                      <text:p text:style-name="P3">Register New User</text:p>
                      <text:list>
                        <text:list-item>
                          <text:p text:style-name="P3">Samantha – Username taken</text:p>
                        </text:list-item>
                        <text:list-item>
                          <text:p text:style-name="P3">Lukus</text:p>
                        </text:list-item>
                      </text:list>
                    </text:list-item>
                    <text:list-item>
                      <text:p text:style-name="P3">Update User</text:p>
                      <text:list>
                        <text:list-item>
                          <text:p text:style-name="P3">set Role to Admin </text:p>
                        </text:list-item>
                      </text:list>
                    </text:list-item>
                    <text:list-item>
                      <text:p text:style-name="P3">Delete new User</text:p>
                      <text:list>
                        <text:list-item>
                          <text:p text:style-name="P3">demonstrate admins can not delete other admins</text:p>
                        </text:list-item>
                        <text:list-item>
                          <text:p text:style-name="P3">Delete Samantha Account</text:p>
                        </text:list-item>
                      </text:list>
                    </text:list-item>
                  </text:list>
                </text:list-item>
              </text:list>
            </text:list-item>
          </text:list>
        </text:list-item>
        <text:list-item>
          <text:p text:style-name="P3">Body – Code Review</text:p>
          <text:list>
            <text:list-item>
              <text:p text:style-name="P3">Database</text:p>
              <text:list>
                <text:list-item>
                  <text:p text:style-name="P3">Show ERD</text:p>
                  <text:list>
                    <text:list-item>
                      <text:p text:style-name="P3">show beasts table designer, going to follow Beast object for review</text:p>
                    </text:list-item>
                  </text:list>
                </text:list-item>
                <text:list-item>
                  <text:p text:style-name="P3">Display/Discuss stored procedures for beasts</text:p>
                  <text:list>
                    <text:list-item>
                      <text:p text:style-name="P3">go through each tab and explain them. </text:p>
                    </text:list-item>
                  </text:list>
                </text:list-item>
              </text:list>
            </text:list-item>
            <text:list-item>
              <text:p text:style-name="P3">Data Access Layer</text:p>
              <text:list>
                <text:list-item>
                  <text:p text:style-name="P3">go over each method. Make it sound good</text:p>
                </text:list-item>
              </text:list>
            </text:list-item>
            <text:list-item>
              <text:p text:style-name="P3">Business Logic Layer</text:p>
              <text:list>
                <text:list-item>
                  <text:p text:style-name="P3">used grouping to find where beasts areaID and areas areaID matched . Using this I was able to get the count of each match and determine how many times an area occurred in beasts.</text:p>
                </text:list-item>
              </text:list>
            </text:list-item>
            <text:list-item>
              <text:p text:style-name="P3">Presentation Layer</text:p>
              <text:list>
                <text:list-item>
                  <text:p text:style-name="P3">Mapping</text:p>
                  <text:list>
                    <text:list-item>
                      <text:p text:style-name="P3">Show each map and how it copies information from one type to another. </text:p>
                    </text:list-item>
                  </text:list>
                </text:list-item>
                <text:list-item>
                  <text:p text:style-name="P3">Controller </text:p>
                  <text:list>
                    <text:list-item>
                      <text:p text:style-name="P3">check role to ensure user logged in is higher than guest</text:p>
                    </text:list-item>
                    <text:list-item>
                      <text:p text:style-name="P3">create a list of <text:s/>areas and masters to be populated into the list</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us House</meta:initial-creator>
    <meta:creation-date>2017-09-09T12:38:11.41</meta:creation-date>
    <dc:date>2017-09-11T13:54:33.18</dc:date>
    <dc:creator>Lukus House</dc:creator>
    <meta:editing-duration>PT6H12M32S</meta:editing-duration>
    <meta:editing-cycles>2</meta:editing-cycles>
    <meta:generator>OpenOffice/4.1.3$Win32 OpenOffice.org_project/413m1$Build-9783</meta:generator>
    <meta:printed-by>Lukus House</meta:printed-by>
    <meta:print-date>2017-09-11T12:10:26.25</meta:print-date>
    <meta:document-statistic meta:table-count="0" meta:image-count="0" meta:object-count="0" meta:page-count="3" meta:paragraph-count="83" meta:word-count="590" meta:character-count="3094"/>
  </office:meta>
</office:document-meta>
</file>